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14.206cm"/>
    </style:style>
    <style:style style:name="co8" style:family="table-column">
      <style:table-column-properties fo:break-before="auto" style:column-width="2.258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7" table:default-cell-style-name="ce4"/>
        <table:table-column table:style-name="co6" table:number-columns-repeated="1019" table:default-cell-style-name="Default"/>
        <table:table-row table:style-name="ro2">
          <table:table-cell office:value-type="string" calcext:value-type="string">
            <text:p>S.no</text:p>
          </table:table-cell>
          <table:table-cell office:value-type="string" calcext:value-type="string">
            <text:p>Name of custom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act person</text:p>
          </table:table-cell>
          <table:table-cell table:style-name="ce3" office:value-type="string" calcext:value-type="string">
            <text:p>Remarks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.S.V worldwide</text:p>
          </table:table-cell>
          <table:table-cell table:style-name="ce2" office:value-type="date" office:date-value="2014-09-07" calcext:value-type="date">
            <text:p>07/09/14</text:p>
          </table:table-cell>
          <table:table-cell office:value-type="string" calcext:value-type="string">
            <text:p>Anirudh tiwari – MD</text:p>
          </table:table-cell>
          <table:table-cell table:style-name="ce3" office:value-type="string" calcext:value-type="string">
            <text:p>Send the quotation of single needle &amp; double needle machine against Golden wheeel</text:p>
          </table:table-cell>
          <table:table-cell table:style-name="ce1"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Vinova group</text:p>
          </table:table-cell>
          <table:table-cell table:style-name="ce2" office:value-type="date" office:date-value="2014-09-07" calcext:value-type="date">
            <text:p>07/09/14</text:p>
          </table:table-cell>
          <table:table-cell office:value-type="string" calcext:value-type="string">
            <text:p>Mr vinay – MD</text:p>
          </table:table-cell>
          <table:table-cell office:value-type="string" calcext:value-type="string">
            <text:p>Having requirement of strobel machine &amp; post bed machine but told me to call after mid <text:s/>August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dees export</text:p>
          </table:table-cell>
          <table:table-cell table:style-name="ce2" office:value-type="date" office:date-value="2014-09-07" calcext:value-type="date">
            <text:p>07/09/14</text:p>
          </table:table-cell>
          <table:table-cell office:value-type="string" calcext:value-type="string">
            <text:p>Mr Mehta – MD</text:p>
          </table:table-cell>
          <table:table-cell office:value-type="string" calcext:value-type="string">
            <text:p>New plant would be started in August, told me please come in august for final negotiation of given quotation &amp; other Global machine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ransworld shoes pvt ltd</text:p>
          </table:table-cell>
          <table:table-cell table:style-name="ce2" office:value-type="date" office:date-value="2014-09-07" calcext:value-type="date">
            <text:p>07/09/14</text:p>
          </table:table-cell>
          <table:table-cell office:value-type="string" calcext:value-type="string">
            <text:p>Kapil aggarwal – MD</text:p>
          </table:table-cell>
          <table:table-cell office:value-type="string" calcext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Kamps footwear</text:p>
          </table:table-cell>
          <table:table-cell table:style-name="ce2" office:value-type="date" office:date-value="2014-10-07" calcext:value-type="date">
            <text:p>07/10/14</text:p>
          </table:table-cell>
          <table:table-cell office:value-type="string" calcext:value-type="string">
            <text:p>Mr shyam <text:s/>- MD</text:p>
          </table:table-cell>
          <table:table-cell office:value-type="string" calcext:value-type="string">
            <text:p>No need of machine</text:p>
          </table:table-cell>
          <table:table-cell table:number-columns-repeated="101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Karam udyog</text:p>
          </table:table-cell>
          <table:table-cell table:style-name="ce2" office:value-type="date" office:date-value="2014-10-07" calcext:value-type="date">
            <text:p>07/10/14</text:p>
          </table:table-cell>
          <table:table-cell office:value-type="string" calcext:value-type="string">
            <text:p>Mr kawaljit singh – MD</text:p>
          </table:table-cell>
          <table:table-cell office:value-type="string" calcext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 N Bajaj overseas</text:p>
          </table:table-cell>
          <table:table-cell table:style-name="ce2" office:value-type="date" office:date-value="2014-10-07" calcext:value-type="date">
            <text:p>07/10/14</text:p>
          </table:table-cell>
          <table:table-cell office:value-type="string" calcext:value-type="string">
            <text:p>Pramod bajaj – MD</text:p>
          </table:table-cell>
          <table:table-cell office:value-type="string" calcext:value-type="string">
            <text:p>Send quotation of Mocassin stitching machine,side wall machine,outer sole stitching machine with negotiable price</text:p>
          </table:table-cell>
          <table:table-cell/>
          <table:table-cell office:value-type="string" calcext:value-type="string">
            <text:p>abbihsek project from Mr harish narang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ner shoes pvt ltd</text:p>
          </table:table-cell>
          <table:table-cell table:style-name="ce2" office:value-type="date" office:date-value="2014-10-07" calcext:value-type="date">
            <text:p>07/10/14</text:p>
          </table:table-cell>
          <table:table-cell office:value-type="string" calcext:value-type="string">
            <text:p>DK Trikha – MD</text:p>
          </table:table-cell>
          <table:table-cell office:value-type="string" calcext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Prime international</text:p>
          </table:table-cell>
          <table:table-cell table:style-name="ce2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He need leather upper splitting machine, sole press machine &amp; leather measuring machine.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ukriti shoe </text:p>
          </table:table-cell>
          <table:table-cell table:style-name="ce2" office:value-type="date" office:date-value="2014-11-07" calcext:value-type="date">
            <text:p>07/11/14</text:p>
          </table:table-cell>
          <table:table-cell office:value-type="string" calcext:value-type="string">
            <text:p>Ankur oberoi – MD</text:p>
          </table:table-cell>
          <table:table-cell office:value-type="string" calcext:value-type="string">
            <text:p>Send quotation of side wall machine with negotiable price</text:p>
          </table:table-cell>
          <table:table-cell table:number-columns-repeated="1019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Kundra international</text:p>
          </table:table-cell>
          <table:table-cell table:style-name="ce2" office:value-type="date" office:date-value="2014-11-07" calcext:value-type="date">
            <text:p>07/11/14</text:p>
          </table:table-cell>
          <table:table-cell office:value-type="string" calcext:value-type="string">
            <text:p>Sanchit kundra – MD</text:p>
          </table:table-cell>
          <table:table-cell office:value-type="string" calcext:value-type="string">
            <text:p>Still no need of machine</text:p>
          </table:table-cell>
          <table:table-cell table:number-columns-repeated="1019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Tej international</text:p>
          </table:table-cell>
          <table:table-cell table:style-name="ce2" office:value-type="date" office:date-value="2014-11-07" calcext:value-type="date">
            <text:p>07/11/14</text:p>
          </table:table-cell>
          <table:table-cell office:value-type="string" calcext:value-type="string">
            <text:p>Shiv kumar – maintanence engineer</text:p>
          </table:table-cell>
          <table:table-cell office:value-type="string" calcext:value-type="string">
            <text:p>Having 500 31 machine ,want to change them with post bed machine but can't go beyond @ Rs 35,0000</text:p>
          </table:table-cell>
          <table:table-cell table:number-columns-repeated="101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Kapsons worldwide</text:p>
          </table:table-cell>
          <table:table-cell table:style-name="ce2" office:value-type="date" office:date-value="2014-11-07" calcext:value-type="date">
            <text:p>07/11/14</text:p>
          </table:table-cell>
          <table:table-cell office:value-type="string" calcext:value-type="string">
            <text:p>Pradeep kapoor - Chairman</text:p>
          </table:table-cell>
          <table:table-cell office:value-type="string" calcext:value-type="string">
            <text:p>Send hardcopy of catlogue</text:p>
          </table:table-cell>
          <table:table-cell table:number-columns-repeated="1019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Dawar</text:p>
          </table:table-cell>
          <table:table-cell table:style-name="ce2" office:value-type="date" office:date-value="2014-11-07" calcext:value-type="date">
            <text:p>07/11/14</text:p>
          </table:table-cell>
          <table:table-cell office:value-type="string" calcext:value-type="string">
            <text:p>Ajay – purchase</text:p>
          </table:table-cell>
          <table:table-cell office:value-type="string" calcext:value-type="string">
            <text:p>Have got appointment with Mr sambhav MD of DAWAR ,had a telephonic discussion but not available in Agra, so he gave appointment for next trip,Decision maker regarding purchase of machine is Mr sambhav</text:p>
          </table:table-cell>
          <table:table-cell table:number-columns-repeated="101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anufex</text:p>
          </table:table-cell>
          <table:table-cell table:style-name="ce2" office:value-type="date" office:date-value="2014-12-07" calcext:value-type="date">
            <text:p>07/12/14</text:p>
          </table:table-cell>
          <table:table-cell office:value-type="string" calcext:value-type="string">
            <text:p>Garish luthra – MD</text:p>
          </table:table-cell>
          <table:table-cell office:value-type="string" calcext:value-type="string">
            <text:p>Send quotation of Mocassin <text:s/>machine, have to check whether machine is able to make <text:s/>knot or not</text:p>
          </table:table-cell>
          <table:table-cell table:number-columns-repeated="1019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string" calcext:value-type="string">
            <text:p>Gupta overseas</text:p>
          </table:table-cell>
          <table:table-cell table:style-name="ce2" office:value-type="date" office:date-value="2014-12-07" calcext:value-type="date">
            <text:p>07/12/14</text:p>
          </table:table-cell>
          <table:table-cell office:value-type="string" calcext:value-type="string">
            <text:p>Rakesh aggarwal – MD</text:p>
          </table:table-cell>
          <table:table-cell office:value-type="string" calcext:value-type="string">
            <text:p>No need of machine</text:p>
          </table:table-cell>
          <table:table-cell table:number-columns-repeated="1019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A.T export</text:p>
          </table:table-cell>
          <table:table-cell table:style-name="ce2" office:value-type="date" office:date-value="2014-12-07" calcext:value-type="date">
            <text:p>07/12/14</text:p>
          </table:table-cell>
          <table:table-cell office:value-type="string" calcext:value-type="string">
            <text:p>Rajiv wasan – MD</text:p>
          </table:table-cell>
          <table:table-cell office:value-type="string" calcext:value-type="string">
            <text:p>Still no need of machine</text:p>
          </table:table-cell>
          <table:table-cell table:number-columns-repeated="1019"/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Mahesh export</text:p>
          </table:table-cell>
          <table:table-cell table:style-name="ce2" office:value-type="date" office:date-value="2014-12-07" calcext:value-type="date">
            <text:p>07/12/14</text:p>
          </table:table-cell>
          <table:table-cell office:value-type="string" calcext:value-type="string">
            <text:p>Manish kumar – MD</text:p>
          </table:table-cell>
          <table:table-cell office:value-type="string" calcext:value-type="string">
            <text:p>Send quotation of single needle, double need post bed machine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3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7:13:00.06244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0:39:31.26</meta:creation-date>
    <dc:date>2016-09-15T17:13:18.064237208</dc:date>
    <meta:editing-duration>PT15M19S</meta:editing-duration>
    <meta:editing-cycles>3</meta:editing-cycles>
    <meta:generator>LibreOffice/4.2.8.2$Linux_X86_64 LibreOffice_project/420m0$Build-2</meta:generator>
    <meta:document-statistic meta:table-count="3" meta:cell-count="96" meta:object-count="0"/>
  </office:meta>
</office:document-meta>
</file>